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7a4" officeooo:paragraph-rsid="000ac7a4"/>
    </style:style>
    <style:style style:name="P2" style:family="paragraph" style:parent-style-name="Standard">
      <style:text-properties officeooo:rsid="000c9903" officeooo:paragraph-rsid="000c9903"/>
    </style:style>
    <style:style style:name="P3" style:family="paragraph" style:parent-style-name="Standard">
      <style:text-properties officeooo:rsid="001b8951" officeooo:paragraph-rsid="000e4c6e"/>
    </style:style>
    <style:style style:name="P4" style:family="paragraph" style:parent-style-name="Standard">
      <style:text-properties fo:font-variant="normal" fo:text-transform="none" fo:color="#e94849" style:font-name="monospace" fo:font-size="10.5pt" fo:letter-spacing="normal" fo:font-style="normal" fo:font-weight="normal" officeooo:paragraph-rsid="000c9903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c9903" officeooo:paragraph-rsid="000c9903" fo:background-color="#ffffff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8523" officeooo:paragraph-rsid="00138523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c9903" officeooo:paragraph-rsid="000e4c6e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letter-spacing="normal" officeooo:rsid="000ac7a4" officeooo:paragraph-rsid="000ac7a4"/>
    </style:style>
    <style:style style:name="P9" style:family="paragraph" style:parent-style-name="Standard">
      <style:text-properties officeooo:paragraph-rsid="00128279"/>
    </style:style>
    <style:style style:name="P10" style:family="paragraph" style:parent-style-name="Standard">
      <style:text-properties style:font-name="Liberation Serif" officeooo:paragraph-rsid="00128279"/>
    </style:style>
    <style:style style:name="P11" style:family="paragraph" style:parent-style-name="Standard">
      <style:text-properties officeooo:rsid="0014a45d" officeooo:paragraph-rsid="0014a45d"/>
    </style:style>
    <style:style style:name="P12" style:family="paragraph" style:parent-style-name="Standard">
      <style:text-properties officeooo:rsid="00171013" officeooo:paragraph-rsid="00171013"/>
    </style:style>
    <style:style style:name="P13" style:family="paragraph" style:parent-style-name="Standard">
      <style:text-properties officeooo:rsid="001838f7" officeooo:paragraph-rsid="001838f7"/>
    </style:style>
    <style:style style:name="P14" style:family="paragraph" style:parent-style-name="Standard">
      <style:text-properties officeooo:rsid="001cd62a" officeooo:paragraph-rsid="001cd62a"/>
    </style:style>
    <style:style style:name="P15" style:family="paragraph" style:parent-style-name="Standard">
      <style:text-properties officeooo:rsid="001cd62a" officeooo:paragraph-rsid="001cd62a"/>
    </style:style>
    <style:style style:name="P16" style:family="paragraph" style:parent-style-name="Standard">
      <style:text-properties officeooo:rsid="001cd62a" officeooo:paragraph-rsid="0023be48"/>
    </style:style>
    <style:style style:name="P17" style:family="paragraph" style:parent-style-name="Standard">
      <style:text-properties officeooo:rsid="00086af7" officeooo:paragraph-rsid="00222a91"/>
    </style:style>
    <style:style style:name="P18" style:family="paragraph" style:parent-style-name="Standard">
      <style:text-properties officeooo:rsid="00086af7" officeooo:paragraph-rsid="0023be48"/>
    </style:style>
    <style:style style:name="P19" style:family="paragraph" style:parent-style-name="Standard">
      <style:text-properties officeooo:rsid="0017bd80" officeooo:paragraph-rsid="00222a91"/>
    </style:style>
    <style:style style:name="P20" style:family="paragraph" style:parent-style-name="Standard">
      <style:text-properties officeooo:rsid="0006e943" officeooo:paragraph-rsid="00222a91"/>
    </style:style>
    <style:style style:name="P21" style:family="paragraph" style:parent-style-name="Standard">
      <style:text-properties officeooo:rsid="00222a91" officeooo:paragraph-rsid="0023be48"/>
    </style:style>
    <style:style style:name="P22" style:family="paragraph" style:parent-style-name="Standard">
      <style:text-properties officeooo:rsid="001fb70a" officeooo:paragraph-rsid="0023be48"/>
    </style:style>
    <style:style style:name="P23" style:family="paragraph" style:parent-style-name="Standard">
      <style:text-properties officeooo:rsid="00205d43" officeooo:paragraph-rsid="0023be48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28279"/>
    </style:style>
    <style:style style:name="T3" style:family="text">
      <style:text-properties fo:font-variant="normal" fo:text-transform="none" fo:color="#000000" fo:letter-spacing="normal" officeooo:rsid="00128279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28279"/>
    </style:style>
    <style:style style:name="T6" style:family="text">
      <style:text-properties officeooo:rsid="00128279"/>
    </style:style>
    <style:style style:name="T7" style:family="text">
      <style:text-properties style:font-name="Liberation Serif" officeooo:rsid="00128279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2pt" fo:font-style="normal" fo:font-weight="normal" officeooo:rsid="00128279"/>
    </style:style>
    <style:style style:name="T10" style:family="text">
      <style:text-properties officeooo:rsid="00138523"/>
    </style:style>
    <style:style style:name="T11" style:family="text">
      <style:text-properties officeooo:rsid="00222a91"/>
    </style:style>
    <style:style style:name="T12" style:family="text">
      <style:text-properties officeooo:rsid="0023be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#</text:span><text:span text:style-name="T7"> </text:span><text:span text:style-name="T1">you will not want Rubygems to generate local documentation for each gem that you install, </text:span><text:span text:style-name="T2">to undo:-</text:span></text:p>
      <text:p text:style-name="P1">echo "gem: --no-document" &gt; ~/.gemrc</text:p>
      <text:p text:style-name="P9"><text:span text:style-name="T6">#</text:span><text:span text:style-name="T7"> </text:span><text:span text:style-name="T1">install <text:s/>bundler gem</text:span></text:p>
      <text:p text:style-name="P1">gem install bundler</text:p>
      <text:p text:style-name="P1"/>
      <text:p text:style-name="P9"><text:span text:style-name="T6"># </text:span><text:span text:style-name="T1">install Rails</text:span></text:p>
      <text:p text:style-name="P1">gem install rails</text:p>
      <text:p text:style-name="P1">rbenv rehash</text:p>
      <text:p text:style-name="P1">rails -v</text:p>
      <text:p text:style-name="P1"/>
      <text:p text:style-name="P8"><text:span text:style-name="T9"># </text:span><text:span text:style-name="T8">install the Node.js</text:span></text:p>
      <text:p text:style-name="P1">sudo add-apt-repository ppa:chris-lea/node.js -y</text:p>
      <text:p text:style-name="P1">sudo apt-get update -y</text:p>
      <text:p text:style-name="P1">sudo apt-get install nodejs -y</text:p>
      <text:p text:style-name="P2"/>
      <text:p text:style-name="P10"><text:span text:style-name="T6">#</text:span><text:span text:style-name="T3"> </text:span><text:span text:style-name="T4">install PostgreSQL </text:span><text:span text:style-name="T5">and libraries</text:span></text:p>
      <text:p text:style-name="P2">sudo apt-get update -y</text:p>
      <text:p text:style-name="P5">sudo apt-get install postgresql postgresql-contrib libpq-dev -y</text:p>
      <text:p text:style-name="P4"/>
      <text:p text:style-name="P6"># create a new Rails application, named "appname", mine is finalapp </text:p>
      <text:p text:style-name="P2">cd ~</text:p>
      <text:p text:style-name="P1">rails new finalapp -d postgresql</text:p>
      <text:p text:style-name="P1">cd finalapp</text:p>
      <text:p text:style-name="P1"/>
      <text:p text:style-name="P11"># create user for postgres db</text:p>
      <text:p text:style-name="P1">sudo -u postgres createuser -s finalapp</text:p>
      <text:p text:style-name="P7">echo ‘password <text:span text:style-name="T10">finalapp</text:span>’</text:p>
      <text:p text:style-name="P1">sudo -u postgres psql</text:p>
      <text:p text:style-name="P12"># copy original database file with another name as end with .org</text:p>
      <text:p text:style-name="P3">sudo cp /home/vagrant/finalapp/config/database.yml /home/vagrant/finalapp/config/database.yml.org</text:p>
      <text:p text:style-name="P12"># remove original database file</text:p>
      <text:p text:style-name="P3">sudo rm -rf /home/vagrant/finalapp/config/database.yml</text:p>
      <text:p text:style-name="P12"># adding new data to database file</text:p>
      <text:p text:style-name="P16">sudo cp <text:span text:style-name="T12">/home/vagrant/puma.installation/</text:span>database.yml /home/vagrant/finalapp/config/</text:p>
      <text:p text:style-name="P14"/>
      <text:p text:style-name="P17">cd ~/.rbenv/plugins</text:p>
      <text:p text:style-name="P17">git clone https://github.com/sstephenson/rbenv-vars.git</text:p>
      <text:p text:style-name="P17">cd ~/finalapp</text:p>
      <text:p text:style-name="P18">rake secret &gt;&gt; <text:span text:style-name="T12">/home/vagrant/puma.installation/</text:span>key.txt</text:p>
      <text:p text:style-name="P17">cd ~/finalapp</text:p>
      <text:p text:style-name="P18">echo 'SECRET_KEY_BASE=<text:span text:style-name="T12">/home/vagrant/puma.installation</text:span>/key.txt</text:p>
      <text:p text:style-name="P17"><text:span text:style-name="T11">FINALAPP</text:span>_DATABASE_USER=finalapp</text:p>
      <text:p text:style-name="P17"><text:span text:style-name="T11">FINAL</text:span>APP_DATABASE_PASSWORD=1' &gt;&gt; /home/vagrant/finalapp/.rbenv-vars</text:p>
      <text:p text:style-name="P19"/>
      <text:p text:style-name="P19">cd ~/finalapp</text:p>
      <text:p text:style-name="P19">RAILS_ENV=production rake db:create</text:p>
      <text:p text:style-name="P19">rails generate scaffold Task title:string note:text</text:p>
      <text:p text:style-name="P19">RAILS_ENV=production rake db:migrate</text:p>
      <text:p text:style-name="P19">RAILS_ENV=production rake assets:precompile</text:p>
      <text:p text:style-name="P19">RAILS_ENV=production rails server –binding=192.168.33.5</text:p>
      <text:p text:style-name="P20"><text:soft-page-break/>cd ~/finalapp</text:p>
      <text:p text:style-name="P20">bundle</text:p>
      <text:p text:style-name="P21">sudo cp <text:span text:style-name="T12">/home/vagrant/puma.installation</text:span>/puma.rb /home/vagrant/finalapp/config/</text:p>
      <text:p text:style-name="P14"/>
      <text:p text:style-name="P13"># make directories for pids and shared logs</text:p>
      <text:p text:style-name="P1">cd ~/finalapp</text:p>
      <text:p text:style-name="P1">mkdir -p shared/pids shared/sockets shared/log</text:p>
      <text:p text:style-name="P1"/>
      <text:p text:style-name="P13"># to download puma.conf and puma-manager.conf</text:p>
      <text:p text:style-name="P1">cd ~</text:p>
      <text:p text:style-name="P1">wget https://raw.githubusercontent.com/puma/puma/master/tools/jungle/upstart/puma-manager.conf</text:p>
      <text:p text:style-name="P1">wget https://raw.githubusercontent.com/puma/puma/master/tools/jungle/upstart/puma.conf</text:p>
      <text:p text:style-name="P1"/>
      <text:p text:style-name="P13"># to apend changes in puma.conf file</text:p>
      <text:p text:style-name="P1">cd ~</text:p>
      <text:p text:style-name="P1">sudo cp puma.conf puma.conf.org</text:p>
      <text:p text:style-name="P1">sudo rm -rf puma.conf</text:p>
      <text:p text:style-name="P22">sudo cp <text:span text:style-name="T12">/home/vagrant/puma.installation</text:span>/puma.conf /home/vagrant/</text:p>
      <text:p text:style-name="P1"/>
      <text:p text:style-name="P1">sudo cp puma.conf puma-manager.conf /etc/init</text:p>
      <text:p text:style-name="P1">sudo bash -c 'echo /home/vagrant/finalapp &gt;&gt; /etc/puma.conf'</text:p>
      <text:p text:style-name="P1">sudo start puma-manager</text:p>
      <text:p text:style-name="P1"/>
      <text:p text:style-name="P13"># install nginx</text:p>
      <text:p text:style-name="P1">sudo apt-get install nginx</text:p>
      <text:p text:style-name="P1">cp /etc/nginx/sites-available/default /etc/nginx/sites-available/default.org</text:p>
      <text:p text:style-name="P1">sudo rm -rf /etc/nginx/sites-available/default</text:p>
      <text:p text:style-name="P23">sudo cp <text:span text:style-name="T12">/home/vagrant/puma.installation</text:span>/default /etc/nginx/sites-available/</text:p>
      <text:p text:style-name="P1">sudo service nginx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7:45:31.862397577</meta:creation-date>
    <dc:date>2018-10-02T19:09:16.288694702</dc:date>
    <meta:editing-duration>PT3H25M3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281" meta:character-count="2583" meta:non-whitespace-character-count="2368"/>
  </office:meta>
</office:document-meta>
</file>